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2pt" style:font-size-asian="12pt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fo:color="#000000" loext:opacity="100%" style:font-name="Courier" fo:font-size="12pt" fo:letter-spacing="normal" style:letter-kerning="fals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d /Users/Diogo/Documents/Educação/"Mestrado Matemática Financeira"/Tese/"Diogo Pinto (2021)"/Code</text:span></text:p>
      <text:p text:style-name="P2"/>
      <text:p text:style-name="P1"><text:span text:style-name="T1">https://education.github.com/git-cheat-sheet-education.pdf</text:span></text:p>
      <text:p text:style-name="P2"/>
      <text:p text:style-name="P1"><text:span text:style-name="T1">Apagar registo de ficheiro que apaguei sem usar o Git: </text:span><text:span text:style-name="T2">git rm --cached file1.txt ou git rm --cached -r mydirectory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ogo Flórido</meta:initial-creator>
    <meta:creation-date>2021-03-17T09:22:13.761796958</meta:creation-date>
    <dc:date>2021-03-17T09:22:39.363434497</dc:date>
    <dc:creator>Diogo Flórido</dc:creator>
    <meta:editing-duration>PT26S</meta:editing-duration>
    <meta:editing-cycles>1</meta:editing-cycles>
    <meta:document-statistic meta:table-count="0" meta:image-count="0" meta:object-count="0" meta:page-count="1" meta:paragraph-count="3" meta:word-count="29" meta:character-count="270" meta:non-whitespace-character-count="246"/>
    <meta:generator>LibreOffice/7.1.0.3$MacOSX_X86_64 LibreOffice_project/f6099ecf3d29644b5008cc8f48f42f4a40986e4c</meta:generator>
  </office:meta>
</office:document-meta>
</file>